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6" style:family="paragraph" style:parent-style-name="Standard" style:list-style-name="WWNum6">
      <style:paragraph-properties fo:margin-left="0cm" fo:margin-right="0cm" fo:text-indent="0cm" style:auto-text-indent="false"/>
    </style:style>
    <style:style style:name="P7" style:family="paragraph" style:parent-style-name="Standard" style:list-style-name="WWNum7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padding="0cm" fo:border-left="none" fo:border-right="none" fo:border-top="none" fo:border-bottom="0.053cm solid #000001"/>
    </style:style>
    <style:style style:name="P9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0" style:family="paragraph" style:parent-style-name="Standard" style:list-style-name="WWNum8">
      <style:paragraph-properties fo:margin-left="-0.741cm" fo:margin-right="0cm" fo:text-indent="1.482cm" style:auto-text-indent="false"/>
    </style:style>
    <style:style style:name="P11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</style:style>
    <style:style style:name="P12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</style:style>
    <style:style style:name="P13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</style:style>
    <style:style style:name="P14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</style:style>
    <style:style style:name="P15" style:family="paragraph" style:parent-style-name="Standard" style:list-style-name="WWNum5">
      <style:paragraph-properties fo:margin-left="-0.741cm" fo:margin-right="0cm" fo:text-indent="1.482cm" style:auto-text-indent="false"/>
    </style:style>
    <style:style style:name="P1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4259784995458664871" text:style-name="WWNum6">
        <text:list-item>
          <text:p text:style-name="P6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Standard"><text:span text:style-name="T4">&lt;h1 style=”background-color:red”&gt;Hello&lt;/h1&gt;</text:span></text:p>
            <text:p text:style-name="Standard"><text:span text:style-name="T6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Standard"><text:span text:style-name="T4">&lt;small style=”background:blue;height:20px”&gt;Hi&lt;/h1&gt;</text:span></text:p>
            <text:p text:style-name="Standard"><text:span text:style-name="T6">The 20px height did not reflect on the element</text:span></text:p>
          </table:table-cell>
        </table:table-row>
      </table:table>
      <text:p text:style-name="P9"/>
      <text:p text:style-name="P8"><text:span text:style-name="T2">Tip: You can use the background or border properties to outline elements. For padding and margins, use your browser’s developer tool. </text:span></text:p>
      <text:p text:style-name="P9"/>
      <text:p text:style-name="P9"/>
      <text:p text:style-name="P1"/>
      <text:p text:style-name="P1"/>
      <text:p text:style-name="P1"/>
      <text:list xml:id="list6896837852870158722" text:style-name="WWNum7">
        <text:list-item>
          <text:p text:style-name="P7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3130492073786252064" text:style-name="WWNum8">
              <text:list-item>
                <text:p text:style-name="P10"><text:span text:style-name="T2">strong</text:span></text:p>
              </text:list-item>
            </text:list>
          </table:table-cell>
          <table:table-cell table:style-name="Table3.A2" office:value-type="string">
            <text:p text:style-name="P5">block</text:p>
          </table:table-cell>
          <table:table-cell table:style-name="Table3.A2" office:value-type="string">
            <text:p text:style-name="P5"><text:tab/>&lt;p style='background:red;'&gt;&lt;strong&gt;Starbound&lt;/strong&gt; Game Bible&lt;/p&gt;<text:tab/></text:p>
          </table:table-cell>
        </table:table-row>
        <table:table-row table:style-name="Table3.1">
          <table:table-cell table:style-name="Table3.A2" office:value-type="string">
            <text:list xml:id="list39512568" text:continue-numbering="true" text:style-name="WWNum8">
              <text:list-item>
                <text:p text:style-name="P10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5">inline</text:p>
          </table:table-cell>
          <table:table-cell table:style-name="Table3.A2" office:value-type="string">
            <text:p text:style-name="P5"><text:tab/>&lt;form action="" method=""&gt;</text:p>
            <text:p text:style-name="P5"><text:tab/><text:tab/>&lt;label for="password"&gt;input password&lt;/label&gt;</text:p>
            <text:p text:style-name="P5"><text:tab/><text:tab/>&lt;input type="password" name="password" style="background-color: green"&gt;</text:p>
          </table:table-cell>
        </table:table-row>
        <table:table-row table:style-name="Table3.1">
          <table:table-cell table:style-name="Table3.A2" office:value-type="string">
            <text:list xml:id="list39526286" text:continue-numbering="true" text:style-name="WWNum8">
              <text:list-item>
                <text:p text:style-name="P10"><text:span text:style-name="T2">h1</text:span></text:p>
              </text:list-item>
            </text:list>
          </table:table-cell>
          <table:table-cell table:style-name="Table3.A2" office:value-type="string">
            <text:p text:style-name="P5">block</text:p>
          </table:table-cell>
          <table:table-cell table:style-name="Table3.A2" office:value-type="string">
            <text:p text:style-name="P5"><text:tab/>&lt;h1 style="background-color: lightblue"&gt;Starbound Game Bible&lt;/h1&gt;</text:p>
          </table:table-cell>
        </table:table-row>
        <table:table-row table:style-name="Table3.1">
          <table:table-cell table:style-name="Table3.A2" office:value-type="string">
            <text:list xml:id="list39538586" text:continue-numbering="true" text:style-name="WWNum8">
              <text:list-item>
                <text:p text:style-name="P10"><text:span text:style-name="T2">s</text:span></text:p>
              </text:list-item>
            </text:list>
          </table:table-cell>
          <table:table-cell table:style-name="Table3.A2" office:value-type="string">
            <text:p text:style-name="P5">inline</text:p>
          </table:table-cell>
          <table:table-cell table:style-name="Table3.A2" office:value-type="string">
            <text:p text:style-name="P5"><text:tab/>&lt;s style="background-color: yellow"&gt;Starbound Game Bible&lt;/s&gt;</text:p>
          </table:table-cell>
        </table:table-row>
        <table:table-row table:style-name="Table3.1">
          <table:table-cell table:style-name="Table3.A2" office:value-type="string">
            <text:list xml:id="list39534905" text:continue-numbering="true" text:style-name="WWNum8">
              <text:list-item>
                <text:p text:style-name="P10"><text:span text:style-name="T2">form</text:span></text:p>
              </text:list-item>
            </text:list>
          </table:table-cell>
          <table:table-cell table:style-name="Table3.A2" office:value-type="string">
            <text:p text:style-name="P5">inline</text:p>
          </table:table-cell>
          <table:table-cell table:style-name="Table3.A2" office:value-type="string">
            <text:p text:style-name="P5"><text:tab/>&lt;form&gt;</text:p>
            <text:p text:style-name="P5"><text:tab/><text:tab/>&lt;textarea rows="5" cols="5" width: <text:soft-page-break/>50% style="background-color: yellow"&gt;&lt;/textarea&gt;</text:p>
            <text:p text:style-name="P5"><text:tab/>&lt;/form&gt;</text:p>
          </table:table-cell>
        </table:table-row>
        <table:table-row table:style-name="Table3.1">
          <table:table-cell table:style-name="Table3.A2" office:value-type="string">
            <text:list xml:id="list39537287" text:continue-numbering="true" text:style-name="WWNum8">
              <text:list-item>
                <text:p text:style-name="P10"><text:span text:style-name="T2">blockquote</text:span></text:p>
              </text:list-item>
            </text:list>
          </table:table-cell>
          <table:table-cell table:style-name="Table3.A2" office:value-type="string">
            <text:p text:style-name="P5">inline</text:p>
          </table:table-cell>
          <table:table-cell table:style-name="Table3.A2" office:value-type="string">
            <text:p text:style-name="P5"><text:tab/>&lt;blockquote cite="https://en.wikipedia.org/wiki/Paradise_Papers" style="background-color: orange"&gt;The Paradise Papers is a set of 13.4 million confidential electronic documents relating to offshore investment that were leaked to the German newspaper Süddeutsche Zeitung.&lt;/blockquote&gt;</text:p>
          </table:table-cell>
        </table:table-row>
        <table:table-row table:style-name="Table3.1">
          <table:table-cell table:style-name="Table3.A2" office:value-type="string">
            <text:list xml:id="list39528910" text:continue-numbering="true" text:style-name="WWNum8">
              <text:list-item>
                <text:p text:style-name="P10"><text:span text:style-name="T2">abbr</text:span></text:p>
              </text:list-item>
            </text:list>
          </table:table-cell>
          <table:table-cell table:style-name="Table3.A2" office:value-type="string">
            <text:p text:style-name="P5">inline</text:p>
          </table:table-cell>
          <table:table-cell table:style-name="Table3.A2" office:value-type="string">
            <text:p text:style-name="P5"><text:tab/>&lt;abbr title="State University of New York" style="background-color: brown"&gt;SUNY&lt;/abbr&gt;</text:p>
          </table:table-cell>
        </table:table-row>
        <table:table-row table:style-name="Table3.1">
          <table:table-cell table:style-name="Table3.A2" office:value-type="string">
            <text:list xml:id="list39524692" text:continue-numbering="true" text:style-name="WWNum8">
              <text:list-item>
                <text:p text:style-name="P10"><text:span text:style-name="T2">h4</text:span></text:p>
              </text:list-item>
            </text:list>
          </table:table-cell>
          <table:table-cell table:style-name="Table3.A2" office:value-type="string">
            <text:p text:style-name="P5">Block </text:p>
          </table:table-cell>
          <table:table-cell table:style-name="Table3.A2" office:value-type="string">
            <text:p text:style-name="P5"><text:tab/>&lt;h4 style="background-color: magenta"&gt;The Paradise Papers is a set of 13.4 million confidential electronic documents relating to offshore investment that were leaked to the German newspaper Süddeutsche Zeitung.&lt;/h4&gt;</text:p>
          </table:table-cell>
        </table:table-row>
        <table:table-row table:style-name="Table3.1">
          <table:table-cell table:style-name="Table3.A2" office:value-type="string">
            <text:list xml:id="list39511539" text:continue-numbering="true" text:style-name="WWNum8">
              <text:list-item>
                <text:p text:style-name="P10"><text:span text:style-name="T2">nav</text:span></text:p>
              </text:list-item>
            </text:list>
          </table:table-cell>
          <table:table-cell table:style-name="Table3.A2" office:value-type="string">
            <text:p text:style-name="P5">inline</text:p>
          </table:table-cell>
          <table:table-cell table:style-name="Table3.A2" office:value-type="string">
            <text:p text:style-name="P5"><text:tab/><text:tab/>&lt;a href="https://en.wikipedia.org/wiki/Paradise_Papers" style="background-color: pink"&gt;Paradise Papers&lt;/a&gt;</text:p>
          </table:table-cell>
        </table:table-row>
      </table:table>
      <text:p text:style-name="P1"/>
      <text:list xml:id="list39527684" text:continue-list="list6896837852870158722" text:style-name="WWNum7">
        <text:list-item>
          <text:p text:style-name="P7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3235306941545337108" text:style-name="WWNum1">
              <text:list-item>
                <text:p text:style-name="P11"><text:span text:style-name="T2">h2</text:span></text:p>
              </text:list-item>
            </text:list>
          </table:table-cell>
          <table:table-cell table:style-name="Table4.A1" office:value-type="string">
            <text:p text:style-name="P5">Block </text:p>
          </table:table-cell>
          <table:table-cell table:style-name="Table4.A1" office:value-type="string">
            <text:p text:style-name="P5"><text:tab/>&lt;h2 style="background-color: turquoise"&gt;Starbound Game Bible&lt;/h2&gt;<text:tab/><text:tab/></text:p>
          </table:table-cell>
        </table:table-row>
        <table:table-row table:style-name="Table4.1">
          <table:table-cell table:style-name="Table4.A1" office:value-type="string">
            <text:list xml:id="list39507381" text:continue-numbering="true" text:style-name="WWNum1">
              <text:list-item>
                <text:p text:style-name="P11"><text:span text:style-name="T2">em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<text:tab/>&lt;em style="background-color: cyan"&gt;Starbound Game Bible&lt;/em&gt;</text:p>
          </table:table-cell>
        </table:table-row>
        <table:table-row table:style-name="Table4.1">
          <table:table-cell table:style-name="Table4.A1" office:value-type="string">
            <text:list xml:id="list39527404" text:continue-numbering="true" text:style-name="WWNum1">
              <text:list-item>
                <text:p text:style-name="P11"><text:span text:style-name="T2">ins</text:span></text:p>
              </text:list-item>
            </text:list>
          </table:table-cell>
          <table:table-cell table:style-name="Table4.A1" office:value-type="string">
            <text:p text:style-name="P5">Block </text:p>
          </table:table-cell>
          <table:table-cell table:style-name="Table4.A1" office:value-type="string">
            <text:p text:style-name="P5"><text:tab/>&lt;p style="background-color: magenta"&gt;Starbound Game &lt;del&gt;Guide&lt;/del&gt; &lt;ins&gt;Bible&lt;/ins&gt;&lt;/p&gt;</text:p>
          </table:table-cell>
        </table:table-row>
        <table:table-row table:style-name="Table4.1">
          <table:table-cell table:style-name="Table4.A1" office:value-type="string">
            <text:list xml:id="list39508629" text:continue-numbering="true" text:style-name="WWNum1">
              <text:list-item>
                <text:p text:style-name="P11"><text:span text:style-name="T2">sup</text:span></text:p>
              </text:list-item>
            </text:list>
          </table:table-cell>
          <table:table-cell table:style-name="Table4.A1" office:value-type="string">
            <text:p text:style-name="P5">Block </text:p>
          </table:table-cell>
          <table:table-cell table:style-name="Table4.A1" office:value-type="string">
            <text:p text:style-name="P5"><text:tab/>&lt;p style="background-color: grey"&gt;The 26&lt;sup&gt;th&lt;/sup&gt; of December, 2017&lt;/p&gt;</text:p>
          </table:table-cell>
        </table:table-row>
        <table:table-row table:style-name="Table4.1">
          <table:table-cell table:style-name="Table4.A1" office:value-type="string">
            <text:list xml:id="list39537691" text:continue-numbering="true" text:style-name="WWNum1">
              <text:list-item>
                <text:p text:style-name="P11"><text:span text:style-name="T2">li</text:span></text:p>
              </text:list-item>
            </text:list>
          </table:table-cell>
          <table:table-cell table:style-name="Table4.A1" office:value-type="string">
            <text:p text:style-name="P5">Block </text:p>
          </table:table-cell>
          <table:table-cell table:style-name="Table4.A1" office:value-type="string">
            <text:p text:style-name="P5"><text:tab/>&lt;ul&gt;</text:p>
            <text:p text:style-name="P5"><text:tab/><text:tab/>&lt;li style="background-color: <text:soft-page-break/>gold"&gt;Red Towel&lt;/li&gt;</text:p>
            <text:p text:style-name="P5"><text:tab/><text:tab/>&lt;li style="background-color: gold"&gt;Sour Patch Kids&lt;/li&gt;</text:p>
            <text:p text:style-name="P5"><text:tab/><text:tab/>&lt;li style="background-color: gold"&gt;War Heads&lt;/li&gt;</text:p>
            <text:p text:style-name="P5"><text:tab/>&lt;/ul&gt;</text:p>
          </table:table-cell>
        </table:table-row>
        <table:table-row table:style-name="Table4.1">
          <table:table-cell table:style-name="Table4.A1" office:value-type="string">
            <text:list xml:id="list39520951" text:continue-numbering="true" text:style-name="WWNum1">
              <text:list-item>
                <text:p text:style-name="P11"><text:span text:style-name="T2">dl</text:span></text:p>
              </text:list-item>
            </text:list>
          </table:table-cell>
          <table:table-cell table:style-name="Table4.A1" office:value-type="string">
            <text:p text:style-name="P5">Block </text:p>
          </table:table-cell>
          <table:table-cell table:style-name="Table4.A1" office:value-type="string">
            <text:p text:style-name="P5"><text:tab/>&lt;dl style="background-color: lightblue"&gt;</text:p>
            <text:p text:style-name="P5"><text:tab/><text:tab/>&lt;dt&gt;Star&lt;/dt&gt;</text:p>
            <text:p text:style-name="P5"><text:tab/><text:tab/>&lt;dd&gt;Heavenly body&lt;/dd&gt;</text:p>
            <text:p text:style-name="P5"><text:tab/>&lt;/dl&gt;</text:p>
          </table:table-cell>
        </table:table-row>
        <table:table-row table:style-name="Table4.1">
          <table:table-cell table:style-name="Table4.A1" office:value-type="string">
            <text:list xml:id="list39508558" text:continue-numbering="true" text:style-name="WWNum1">
              <text:list-item>
                <text:p text:style-name="P11"><text:span text:style-name="T2">input (email)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<text:tab/>&lt;input type="email" name="email" style="background-color: orange"&gt;</text:p>
          </table:table-cell>
        </table:table-row>
        <table:table-row table:style-name="Table4.1">
          <table:table-cell table:style-name="Table4.A1" office:value-type="string">
            <text:list xml:id="list39533177" text:continue-numbering="true" text:style-name="WWNum1">
              <text:list-item>
                <text:p text:style-name="P11"><text:span text:style-name="T2">select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<text:tab/>&lt;select style="background-color: green"&gt;</text:p>
            <text:p text:style-name="P5"><text:tab/><text:tab/>&lt;option value="nick1"&gt;Nick1&lt;/option&gt;</text:p>
            <text:p text:style-name="P5"><text:tab/><text:tab/>&lt;option value="nick2"&gt;Nick2&lt;/option&gt;</text:p>
            <text:p text:style-name="P5"><text:tab/>&lt;/select&gt;</text:p>
          </table:table-cell>
        </table:table-row>
        <table:table-row table:style-name="Table4.1">
          <table:table-cell table:style-name="Table4.A1" office:value-type="string">
            <text:list xml:id="list39524757" text:continue-numbering="true" text:style-name="WWNum1">
              <text:list-item>
                <text:p text:style-name="P11"><text:span text:style-name="T2">footer</text:span></text:p>
              </text:list-item>
            </text:list>
          </table:table-cell>
          <table:table-cell table:style-name="Table4.A1" office:value-type="string">
            <text:p text:style-name="P5">Block </text:p>
          </table:table-cell>
          <table:table-cell table:style-name="Table4.A1" office:value-type="string">
            <text:p text:style-name="P5"><text:tab/>&lt;footer style="background-color: red"&gt;Copyright &amp;copy 2017 Nickden&lt;/footer&gt;</text:p>
          </table:table-cell>
        </table:table-row>
      </table:table>
      <text:p text:style-name="P1"/>
      <text:p text:style-name="P1"/>
      <text:p text:style-name="P1"/>
      <text:p text:style-name="P16"/>
      <text:list xml:id="list39516180" text:continue-list="list39527684" text:style-name="WWNum7">
        <text:list-item>
          <text:p text:style-name="P7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1443378914636785029" text:style-name="WWNum2">
              <text:list-item>
                <text:p text:style-name="P12"><text:span text:style-name="T2">header</text:span></text:p>
              </text:list-item>
            </text:list>
          </table:table-cell>
          <table:table-cell table:style-name="Table5.A1" office:value-type="string">
            <text:p text:style-name="P5">Block </text:p>
          </table:table-cell>
          <table:table-cell table:style-name="Table5.A1" office:value-type="string">
            <text:p text:style-name="P5"><text:tab/>&lt;header style="background-color: grey"&gt;</text:p>
            <text:p text:style-name="P5"><text:tab/><text:tab/>&lt;h3&gt;Starbound Game Bible&lt;/h3&gt;</text:p>
            <text:p text:style-name="P5"><text:tab/>&lt;/header&gt;</text:p>
          </table:table-cell>
        </table:table-row>
        <table:table-row table:style-name="Table5.1">
          <table:table-cell table:style-name="Table5.A1" office:value-type="string">
            <text:list xml:id="list39532815" text:continue-numbering="true" text:style-name="WWNum2">
              <text:list-item>
                <text:p text:style-name="P12"><text:span text:style-name="T2">span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<text:tab/>&lt;p&gt;Nicky has beautiful &lt;span style="background-color: green"&gt; brown eyes&lt;/span&gt;&lt;/p&gt;</text:p>
          </table:table-cell>
        </table:table-row>
        <table:table-row table:style-name="Table5.1">
          <table:table-cell table:style-name="Table5.A1" office:value-type="string">
            <text:list xml:id="list39530738" text:continue-numbering="true" text:style-name="WWNum2">
              <text:list-item>
                <text:p text:style-name="P12"><text:span text:style-name="T2">a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<text:tab/>&lt;a href="https://en.wikipedia.org/wiki/Paradise_Papers" style="background-color: <text:soft-page-break/>yellow"&gt;Paradise Papers&lt;/a&gt;</text:p>
          </table:table-cell>
        </table:table-row>
        <table:table-row table:style-name="Table5.1">
          <table:table-cell table:style-name="Table5.A1" office:value-type="string">
            <text:list xml:id="list39512146" text:continue-numbering="true" text:style-name="WWNum2">
              <text:list-item>
                <text:p text:style-name="P12"><text:span text:style-name="T2">button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<text:tab/>&lt;button type="button" style="background-color: cyan"&gt;Click here&lt;/button&gt;</text:p>
          </table:table-cell>
        </table:table-row>
        <table:table-row table:style-name="Table5.1">
          <table:table-cell table:style-name="Table5.A1" office:value-type="string">
            <text:list xml:id="list39532232" text:continue-numbering="true" text:style-name="WWNum2">
              <text:list-item>
                <text:p text:style-name="P12"><text:span text:style-name="T2">img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<text:tab/>&lt;img src="https://media.istockphoto.com/photos/golden-star-picture-id498723198?k=6&amp;m=498723198&amp;s=612x612&amp;w=0&amp;h=rIeSl8WZdo6qWBvw_vgWc3vPhrBj39jCyeiZKltHIWk=" alt="Star" style="background-color: blue"&gt;.0</text:p>
            <text:p text:style-name="P5"/>
          </table:table-cell>
        </table:table-row>
        <table:table-row table:style-name="Table5.1">
          <table:table-cell table:style-name="Table5.A1" office:value-type="string">
            <text:list xml:id="list39532691" text:continue-numbering="true" text:style-name="WWNum2">
              <text:list-item>
                <text:p text:style-name="P12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<text:tab/>&lt;input type="checkbox" name="starbound" style="background-color: green"&gt;star</text:p>
          </table:table-cell>
        </table:table-row>
        <table:table-row table:style-name="Table5.1">
          <table:table-cell table:style-name="Table5.A1" office:value-type="string">
            <text:list xml:id="list39537369" text:continue-numbering="true" text:style-name="WWNum2">
              <text:list-item>
                <text:p text:style-name="P12"><text:span text:style-name="T2">sub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<text:tab/>&lt;p&gt;CO&lt;sub style="background-color: grey"&gt;2&lt;/sub&gt; is the food for plants&lt;/p&gt;</text:p>
          </table:table-cell>
        </table:table-row>
        <table:table-row table:style-name="Table5.1">
          <table:table-cell table:style-name="Table5.A1" office:value-type="string">
            <text:list xml:id="list39513989" text:continue-numbering="true" text:style-name="WWNum2">
              <text:list-item>
                <text:p text:style-name="P12"><text:span text:style-name="T2">fieldset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</table:table>
      <text:p text:style-name="P1"/>
      <text:p text:style-name="P1"/>
      <text:list xml:id="list39536565" text:continue-list="list39516180" text:style-name="WWNum7">
        <text:list-item>
          <text:p text:style-name="P7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4284855221155169115" text:style-name="WWNum3">
              <text:list-item>
                <text:p text:style-name="P13"><text:span text:style-name="T2">h5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<text:tab/>&lt;fieldset style="width: 50% "background-color: grey"&gt;</text:p>
            <text:p text:style-name="P5"><text:tab/><text:tab/>&lt;textarea rows="10" cols="10"&gt;&lt;/textarea&gt;</text:p>
            <text:p text:style-name="P5"><text:tab/>&lt;/fieldset&gt;</text:p>
          </table:table-cell>
        </table:table-row>
        <table:table-row table:style-name="Table6.1">
          <table:table-cell table:style-name="Table6.A1" office:value-type="string">
            <text:list xml:id="list39527031" text:continue-numbering="true" text:style-name="WWNum3">
              <text:list-item>
                <text:p text:style-name="P13"><text:span text:style-name="T2">q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<text:tab/>&lt;p&gt;Starbound Game Bible:&lt;q style="background-color: green"&gt;Your online guide to everything Starbound.&lt;/q&gt;&lt;/p&gt;</text:p>
          </table:table-cell>
        </table:table-row>
        <table:table-row table:style-name="Table6.1">
          <table:table-cell table:style-name="Table6.A1" office:value-type="string">
            <text:list xml:id="list39519854" text:continue-numbering="true" text:style-name="WWNum3">
              <text:list-item>
                <text:p text:style-name="P13"><text:span text:style-name="T2">del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<text:tab/>&lt;p&gt;Starbound Game &lt;del style="background-color: cyan"&gt;Guide&lt;/del&gt;&lt;/p&gt;</text:p>
          </table:table-cell>
        </table:table-row>
        <table:table-row table:style-name="Table6.1">
          <table:table-cell table:style-name="Table6.A1" office:value-type="string">
            <text:list xml:id="list39510857" text:continue-numbering="true" text:style-name="WWNum3">
              <text:list-item>
                <text:p text:style-name="P13"><text:span text:style-name="T2">aside</text:span></text:p>
              </text:list-item>
            </text:list>
          </table:table-cell>
          <table:table-cell table:style-name="Table6.A1" office:value-type="string">
            <text:p text:style-name="P5">Block </text:p>
          </table:table-cell>
          <table:table-cell table:style-name="Table6.A1" office:value-type="string">
            <text:p text:style-name="P5"><text:tab/>&lt;p&gt;Starbound Game Bible&lt;/p&gt;</text:p>
            <text:p text:style-name="P5"/>
            <text:p text:style-name="P5"><text:tab/>&lt;aside style="background-color: yellow"&gt;</text:p>
            <text:p text:style-name="P5"><text:tab/><text:tab/>&lt;h4&gt;Online Guide&lt;/h4&gt;</text:p>
            <text:p text:style-name="P5"><text:tab/><text:tab/>&lt;p&gt;Yeah yeah&lt;/p&gt;</text:p>
            <text:p text:style-name="P5"><text:tab/>&lt;/aside&gt;</text:p>
          </table:table-cell>
        </table:table-row>
        <table:table-row table:style-name="Table6.1">
          <table:table-cell table:style-name="Table6.A1" office:value-type="string">
            <text:list xml:id="list39535143" text:continue-numbering="true" text:style-name="WWNum3">
              <text:list-item>
                <text:p text:style-name="P13"><text:span text:style-name="T2">figure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<text:tab/>&lt;figure <text:soft-page-break/>style="background-color: grey"&gt;</text:p>
            <text:p text:style-name="P5"/>
            <text:p text:style-name="P5"><text:tab/><text:tab/>&lt;img src="https://upload.wikimedia.org/wikipedia/commons/thumb/e/e5/Full_Star_Yellow.svg/1024px-Full_Star_Yellow.svg.png" alt="star"&gt;</text:p>
            <text:p text:style-name="P5"><text:tab/><text:tab/></text:p>
            <text:p text:style-name="P5"><text:tab/>&lt;/figure&gt;</text:p>
          </table:table-cell>
        </table:table-row>
        <table:table-row table:style-name="Table6.1">
          <table:table-cell table:style-name="Table6.A1" office:value-type="string">
            <text:list xml:id="list39507503" text:continue-numbering="true" text:style-name="WWNum3">
              <text:list-item>
                <text:p text:style-name="P13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<text:tab/>&lt;input type="submit" name="submit" value="submit" style="background-color: grey"&gt;</text:p>
          </table:table-cell>
        </table:table-row>
        <table:table-row table:style-name="Table6.1">
          <table:table-cell table:style-name="Table6.A1" office:value-type="string">
            <text:list xml:id="list39523682" text:continue-numbering="true" text:style-name="WWNum3">
              <text:list-item>
                <text:p text:style-name="P13"><text:span text:style-name="T2">h3</text:span></text:p>
              </text:list-item>
            </text:list>
          </table:table-cell>
          <table:table-cell table:style-name="Table6.A1" office:value-type="string">
            <text:p text:style-name="P5">Block </text:p>
          </table:table-cell>
          <table:table-cell table:style-name="Table6.A1" office:value-type="string">
            <text:p text:style-name="P5"><text:tab/>&lt;h3 style="background-color: yellow"&gt;Starbound Game Bible&lt;/h3&gt;</text:p>
          </table:table-cell>
        </table:table-row>
        <table:table-row table:style-name="Table6.1">
          <table:table-cell table:style-name="Table6.A1" office:value-type="string">
            <text:list xml:id="list39517784" text:continue-numbering="true" text:style-name="WWNum3">
              <text:list-item>
                <text:p text:style-name="P13"><text:span text:style-name="T2">small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</table:table>
      <text:p text:style-name="P1"/>
      <text:p text:style-name="P16"/>
      <text:list xml:id="list39536252" text:continue-list="list39536565" text:style-name="WWNum7">
        <text:list-item>
          <text:p text:style-name="P7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3143186512469846868" text:style-name="WWNum4">
              <text:list-item>
                <text:p text:style-name="P14"><text:span text:style-name="T2">h6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39534831" text:continue-numbering="true" text:style-name="WWNum4">
              <text:list-item>
                <text:p text:style-name="P14"><text:span text:style-name="T2">ol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39519536" text:continue-numbering="true" text:style-name="WWNum4">
              <text:list-item>
                <text:p text:style-name="P14"><text:span text:style-name="T2">hr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39508245" text:continue-numbering="true" text:style-name="WWNum4">
              <text:list-item>
                <text:p text:style-name="P14"><text:span text:style-name="T2">p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39520542" text:continue-numbering="true" text:style-name="WWNum4">
              <text:list-item>
                <text:p text:style-name="P14"><text:span text:style-name="T2">div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39521479" text:continue-numbering="true" text:style-name="WWNum4">
              <text:list-item>
                <text:p text:style-name="P14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39535020" text:continue-numbering="true" text:style-name="WWNum4">
              <text:list-item>
                <text:p text:style-name="P14"><text:span text:style-name="T2">ul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39530956" text:continue-numbering="true" text:style-name="WWNum4">
              <text:list-item>
                <text:p text:style-name="P14"><text:span text:style-name="T2">table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</table:table>
      <text:p text:style-name="P16"/>
      <text:list xml:id="list39520693" text:continue-list="list39536252" text:style-name="WWNum7">
        <text:list-item>
          <text:p text:style-name="P7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2005300895008553207" text:style-name="WWNum5">
              <text:list-item>
                <text:p text:style-name="P15"><text:span text:style-name="T2">dt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9537427" text:continue-numbering="true" text:style-name="WWNum5">
              <text:list-item>
                <text:p text:style-name="P15"><text:span text:style-name="T2">dd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9527902" text:continue-numbering="true" text:style-name="WWNum5">
              <text:list-item>
                <text:p text:style-name="P15"><text:span text:style-name="T2">input (radio)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9520826" text:continue-numbering="true" text:style-name="WWNum5">
              <text:list-item>
                <text:p text:style-name="P15"><text:span text:style-name="T2">textarea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9537306" text:continue-numbering="true" text:style-name="WWNum5">
              <text:list-item>
                <text:p text:style-name="P15"><text:span text:style-name="T2">input (text)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9525906" text:continue-numbering="true" text:style-name="WWNum5">
              <text:list-item>
                <text:p text:style-name="P15"><text:span text:style-name="T2">input (file)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9522065" text:continue-numbering="true" text:style-name="WWNum5">
              <text:list-item>
                <text:p text:style-name="P15"><text:span text:style-name="T2">article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9534159" text:continue-numbering="true" text:style-name="WWNum5">
              <text:list-item>
                <text:p text:style-name="P15"><text:span text:style-name="T2">figcaption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9525519" text:continue-numbering="true" text:style-name="WWNum5">
              <text:list-item>
                <text:p text:style-name="P15"><text:span text:style-name="T2">label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19:33:49.69</dc:date>
    <meta:generator>OpenOffice/4.1.2$Win32 OpenOffice.org_project/412m3$Build-9782</meta:generator>
    <meta:editing-duration>PT1H39M6S</meta:editing-duration>
    <meta:editing-cycles>26</meta:editing-cycles>
    <meta:document-statistic meta:table-count="8" meta:image-count="0" meta:object-count="0" meta:page-count="5" meta:paragraph-count="184" meta:word-count="612" meta:character-count="5231"/>
  </office:meta>
</office:document-meta>
</file>